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e4349" style:font-name="Garamond" fo:font-size="12pt" fo:letter-spacing="normal" fo:font-style="normal" fo:font-weight="normal" officeooo:rsid="00162aea" officeooo:paragraph-rsid="00184acf" style:font-size-asian="12pt" style:font-size-complex="12pt"/>
    </style:style>
    <style:style style:name="P2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3c00f" officeooo:paragraph-rsid="00184acf" style:font-size-asian="13pt" style:font-size-complex="13pt"/>
    </style:style>
    <style:style style:name="P3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cffb0" officeooo:paragraph-rsid="00184acf" style:font-size-asian="13pt" style:font-size-complex="13pt"/>
    </style:style>
    <style:style style:name="P4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62aea" officeooo:paragraph-rsid="00184acf" style:font-size-asian="11.3500003814697pt" style:font-size-complex="13pt"/>
    </style:style>
    <style:style style:name="P5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4f092" officeooo:paragraph-rsid="00184acf" style:font-size-asian="11.3500003814697pt" style:font-size-complex="13pt"/>
    </style:style>
    <style:style style:name="P6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23c9d7" officeooo:paragraph-rsid="00184acf" style:font-size-asian="11.3500003814697pt" style:font-size-complex="13pt"/>
    </style:style>
    <style:style style:name="P7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652d9" officeooo:paragraph-rsid="00184acf" style:font-size-asian="11.3500003814697pt" style:font-size-complex="13pt"/>
    </style:style>
    <style:style style:name="P8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652d9" officeooo:paragraph-rsid="00197609" style:font-size-asian="11.3500003814697pt" style:font-size-complex="13pt"/>
    </style:style>
    <style:style style:name="P9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97609" style:font-size-asian="20pt" style:font-size-complex="20pt"/>
    </style:style>
    <style:style style:name="P10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4f092" officeooo:paragraph-rsid="00184acf" style:font-size-asian="20pt" style:font-size-complex="20pt"/>
    </style:style>
    <style:style style:name="P11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rsid="0013c00f" officeooo:paragraph-rsid="00184acf" style:font-size-asian="11.3500003814697pt" style:font-size-complex="13pt"/>
    </style:style>
    <style:style style:name="P12" style:family="paragraph" style:parent-style-name="Text_20_body">
      <style:text-properties fo:font-variant="normal" fo:text-transform="none" fo:color="#3e4349" style:font-name="Garamond" fo:font-size="13.6999998092651pt" fo:letter-spacing="normal" fo:font-style="normal" fo:font-weight="normal" officeooo:paragraph-rsid="00184acf" style:font-size-asian="11.3500003814697pt" style:font-size-complex="13pt"/>
    </style:style>
    <style:style style:name="P13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4f092" officeooo:paragraph-rsid="00184acf" style:font-size-asian="24pt" style:font-size-complex="24pt"/>
    </style:style>
    <style:style style:name="P14" style:family="paragraph" style:parent-style-name="Text_20_body">
      <style:text-properties fo:font-variant="normal" fo:text-transform="none" fo:color="#3e4349" style:font-name="Garamond" fo:font-size="24pt" fo:letter-spacing="normal" fo:font-style="normal" fo:font-weight="normal" officeooo:rsid="001e8f89" officeooo:paragraph-rsid="00184acf" style:font-size-asian="24pt" style:font-size-complex="24pt"/>
    </style:style>
    <style:style style:name="P15" style:family="paragraph" style:parent-style-name="Text_20_body">
      <style:text-properties fo:font-variant="normal" fo:text-transform="none" fo:color="#3e4349" style:font-name="Garamond" fo:font-size="18pt" fo:letter-spacing="normal" fo:font-style="normal" fo:font-weight="normal" officeooo:rsid="001e8f89" officeooo:paragraph-rsid="00184acf" style:font-size-asian="18pt" style:font-size-complex="18pt"/>
    </style:style>
    <style:style style:name="P16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62aea" officeooo:paragraph-rsid="00184acf" style:font-size-asian="12pt" style:font-size-complex="12pt"/>
    </style:style>
    <style:style style:name="P17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e8f89" officeooo:paragraph-rsid="00184acf" style:font-size-asian="12pt" style:font-size-complex="12pt"/>
    </style:style>
    <style:style style:name="P18" style:family="paragraph" style:parent-style-name="Text_20_body">
      <style:text-properties fo:font-size="20pt" officeooo:paragraph-rsid="00184acf" style:font-size-asian="20pt" style:font-size-complex="20pt"/>
    </style:style>
    <style:style style:name="P19" style:family="paragraph" style:parent-style-name="Text_20_body">
      <style:text-properties fo:font-size="20pt" officeooo:paragraph-rsid="00184acf"/>
    </style:style>
    <style:style style:name="P20" style:family="paragraph" style:parent-style-name="Text_20_body">
      <style:text-properties fo:font-size="13.6999998092651pt" officeooo:rsid="0013c00f" officeooo:paragraph-rsid="00184acf"/>
    </style:style>
    <style:style style:name="P21" style:family="paragraph" style:parent-style-name="Text_20_body">
      <style:text-properties officeooo:paragraph-rsid="00184acf"/>
    </style:style>
    <style:style style:name="T1" style:family="text">
      <style:text-properties fo:font-variant="normal" fo:text-transform="none" fo:color="#3e4349" style:font-name="Garamond" fo:letter-spacing="normal" fo:font-style="normal" fo:font-weight="normal" officeooo:rsid="0023c9d7"/>
    </style:style>
    <style:style style:name="T2" style:family="text">
      <style:text-properties fo:font-variant="normal" fo:text-transform="none" fo:color="#3e4349" style:font-name="Garamond" fo:letter-spacing="normal" fo:font-style="normal" fo:font-weight="normal" officeooo:rsid="0013c00f"/>
    </style:style>
    <style:style style:name="T3" style:family="text">
      <style:text-properties fo:font-variant="normal" fo:text-transform="none" fo:color="#3e4349" style:font-name="Garamond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e4349" style:font-name="Garamond" fo:letter-spacing="normal" fo:font-style="normal" fo:font-weight="normal" officeooo:rsid="00222d6d" style:font-weight-asian="normal" style:font-weight-complex="normal"/>
    </style:style>
    <style:style style:name="T5" style:family="text">
      <style:text-properties fo:font-variant="normal" fo:text-transform="none" fo:color="#3e4349" style:font-name="Garamond" fo:letter-spacing="normal" fo:font-style="normal" fo:font-weight="normal" officeooo:rsid="0013c00f" style:font-size-asian="20pt" style:font-size-complex="20pt"/>
    </style:style>
    <style:style style:name="T6" style:family="text">
      <style:text-properties fo:font-variant="normal" fo:text-transform="none" fo:color="#3e4349" style:font-name="Garamond" fo:letter-spacing="normal" fo:font-style="normal" fo:font-weight="normal" style:font-size-asian="11.3500003814697pt" style:font-size-complex="13pt"/>
    </style:style>
    <style:style style:name="T7" style:family="text">
      <style:text-properties fo:font-variant="normal" fo:text-transform="none" fo:color="#3e4349" style:font-name="Garamond" fo:letter-spacing="normal" fo:font-style="normal" fo:font-weight="normal" officeooo:rsid="00162aea" style:font-size-asian="11.3500003814697pt" style:font-size-complex="13pt"/>
    </style:style>
    <style:style style:name="T8" style:family="text">
      <style:text-properties fo:font-variant="normal" fo:text-transform="none" fo:color="#3e4349" style:font-name="Garamond" fo:letter-spacing="normal" fo:font-style="normal" fo:font-weight="normal" officeooo:rsid="0018b5c7" style:font-size-asian="11.3500003814697pt" style:font-size-complex="13pt"/>
    </style:style>
    <style:style style:name="T9" style:family="text">
      <style:text-properties fo:font-variant="normal" fo:text-transform="none" fo:color="#3e4349" style:font-name="Garamond" fo:font-size="13pt" fo:letter-spacing="normal" fo:font-style="normal" fo:font-weight="normal" officeooo:rsid="0023c9d7" style:font-size-asian="13pt" style:font-size-complex="13pt"/>
    </style:style>
    <style:style style:name="T10" style:family="text">
      <style:text-properties fo:font-variant="normal" fo:text-transform="none" fo:color="#3e4349" style:font-name="Garamond" fo:font-size="13.6999998092651pt" fo:letter-spacing="normal" fo:font-style="normal" fo:font-weight="normal"/>
    </style:style>
    <style:style style:name="T11" style:family="text">
      <style:text-properties fo:font-variant="normal" fo:text-transform="none" fo:color="#3e4349" style:font-name="Garamond" fo:font-size="24pt" fo:letter-spacing="normal" fo:font-style="normal" fo:font-weight="normal" officeooo:rsid="0023c9d7" style:font-size-asian="24pt" style:font-size-complex="24pt"/>
    </style:style>
    <style:style style:name="T12" style:family="text">
      <style:text-properties fo:font-variant="normal" fo:text-transform="none" fo:color="#3e4349" style:font-name="Garamond" fo:font-size="24pt" fo:letter-spacing="normal" fo:font-style="normal" fo:font-weight="normal" officeooo:rsid="0013c00f" style:font-size-asian="24pt" style:font-size-complex="24pt"/>
    </style:style>
    <style:style style:name="T13" style:family="text">
      <style:text-properties fo:font-variant="normal" fo:text-transform="none" fo:color="#3e4349" style:font-name="Garamond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3e4349" style:font-name="Garamond" fo:font-size="18pt" fo:letter-spacing="normal" fo:font-style="normal" fo:font-weight="normal" style:font-size-asian="18pt" style:font-size-complex="18pt"/>
    </style:style>
    <style:style style:name="T15" style:family="text">
      <style:text-properties fo:font-variant="normal" fo:text-transform="none" fo:color="#3e4349" style:font-name="Garamond" fo:font-size="18pt" fo:letter-spacing="normal" fo:font-style="normal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3e4349" style:font-name="Garamond" fo:font-size="18pt" fo:letter-spacing="normal" fo:font-style="normal" fo:font-weight="normal" officeooo:rsid="00222d6d" style:font-size-asian="18pt" style:font-weight-asian="normal" style:font-size-complex="18pt" style:font-weight-complex="normal"/>
    </style:style>
    <style:style style:name="T17" style:family="text">
      <style:text-properties officeooo:rsid="001cffb0"/>
    </style:style>
    <style:style style:name="T18" style:family="text">
      <style:text-properties officeooo:rsid="00162aea"/>
    </style:style>
    <style:style style:name="T19" style:family="text">
      <style:text-properties fo:font-size="13pt" officeooo:rsid="0014f092"/>
    </style:style>
    <style:style style:name="T20" style:family="text">
      <style:text-properties fo:font-size="13pt" officeooo:rsid="0023c9d7"/>
    </style:style>
    <style:style style:name="T21" style:family="text">
      <style:text-properties fo:font-size="13pt" officeooo:rsid="001a0ef8"/>
    </style:style>
    <style:style style:name="T22" style:family="text">
      <style:text-properties fo:font-size="13pt" officeooo:rsid="000b08e5"/>
    </style:style>
    <style:style style:name="T23" style:family="text">
      <style:text-properties fo:font-size="13pt" officeooo:rsid="000b08e5" style:font-size-asian="13pt"/>
    </style:style>
    <style:style style:name="T24" style:family="text">
      <style:text-properties officeooo:rsid="001652d9"/>
    </style:style>
    <style:style style:name="T25" style:family="text">
      <style:text-properties officeooo:rsid="001976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1</text:span><text:span text:style-name="T2">)</text:span><text:span text:style-name="T15">DEPENDENCIES </text:span><text:span text:style-name="T16">installation stuff</text:span></text:p>
      <text:p text:style-name="P19"><text:span text:style-name="T9">1</text:span><text:span text:style-name="T5">. </text:span><text:span text:style-name="T10">INSTALLATION Put loading script tag after jquery script tag</text:span></text:p>
      <text:p text:style-name="P9"><text:s/>&lt;script type="text/javascript" src="<text:span text:style-name="T25">js/scriptt_case.js</text:span>"&gt;&lt;/script&gt; </text:p>
      <text:p text:style-name="P10"><text:s/>&lt;script src="js/<text:span text:style-name="T18">World</text:span>Chart.js"&gt;&lt;/script&gt;</text:p>
      <text:p text:style-name="P11"/>
      <text:p text:style-name="P20"><text:span text:style-name="T6">2)&lt;div id="example</text:span><text:span text:style-name="T7">4</text:span><text:span text:style-name="T6">"&gt;&lt;/div&gt;//</text:span><text:span text:style-name="T8">container to load your chart</text:span></text:p>
      <text:p text:style-name="P11"><text:s/></text:p>
      <text:p text:style-name="P12"><text:span text:style-name="T19">3)</text:span><text:span text:style-name="T20">In script.js </text:span><text:span text:style-name="T19"><text:s/>function to </text:span><text:span text:style-name="T21">pass</text:span><text:span text:style-name="T19"> </text:span><text:span text:style-name="T22">options defined in <text:s/></text:span><text:span text:style-name="T23">CONFIGURATION PARAMETERS.</text:span></text:p>
      <text:p text:style-name="P4"><text:s/>World(<text:span text:style-name="T24">options</text:span>);</text:p>
      <text:p text:style-name="P13"/>
      <text:p text:style-name="P21"><text:span text:style-name="T11">2</text:span><text:span text:style-name="T12">)</text:span><text:span text:style-name="T14">CONFIGURATION PARAMETERS</text:span></text:p>
      <text:p text:style-name="P5">In <text:span text:style-name="T25">scriptt_case</text:span>.js we can pass parameters for:-</text:p>
      <text:p text:style-name="P6"/>
      <text:p text:style-name="P6"><text:s text:c="3"/><text:span text:style-name="T24"><text:s/>var options={</text:span></text:p>
      <text:p text:style-name="P7"/>
      <text:p text:style-name="P7"><text:s text:c="4"/>header : "TOP LOCATIONS",//Heading of Chart</text:p>
      <text:p text:style-name="P7"><text:s text:c="4"/>container :"#example4",</text:p>
      <text:p text:style-name="P8"><text:s text:c="4"/>uri1 : "<text:span text:style-name="T25">data/worldCountries.json</text:span>",//Url of data</text:p>
      <text:p text:style-name="P8"><text:s text:c="9"/>uri2 :"<text:span text:style-name="T25">http://95.85.58.85:3101/api/cases/6eb696d9ccbd41b98c8f7eb12e2b9242</text:span>",//Url of data "proxy/api/cases/all"</text:p>
      <text:p text:style-name="P7"><text:s text:c="4"/>height:500</text:p>
      <text:p text:style-name="P7"><text:s text:c="2"/></text:p>
      <text:p text:style-name="P7"><text:s text:c="2"/>} <text:s/></text:p>
      <text:p text:style-name="P14"/>
      <text:p text:style-name="P14"><text:soft-page-break/></text:p>
      <text:p text:style-name="P15">4)Data Format</text:p>
      <text:p text:style-name="P16">{</text:p>
      <text:p text:style-name="P16"><text:tab/>"type": "FeatureCollection",</text:p>
      <text:p text:style-name="P16"><text:tab/>"features": [{</text:p>
      <text:p text:style-name="P16"><text:tab/><text:tab/>"type": "Feature",</text:p>
      <text:p text:style-name="P16"><text:tab/><text:tab/>"properties": {</text:p>
      <text:p text:style-name="P16"><text:tab/><text:tab/><text:tab/>"name": "Afghanistan"</text:p>
      <text:p text:style-name="P16"><text:tab/><text:tab/>},</text:p>
      <text:p text:style-name="P16"><text:tab/><text:tab/>"geometry": {</text:p>
      <text:p text:style-name="P16"><text:tab/><text:tab/><text:tab/>"type": "Polygon",</text:p>
      <text:p text:style-name="P16"><text:tab/><text:tab/><text:tab/>"coordinates": [</text:p>
      <text:p text:style-name="P16"><text:tab/><text:tab/><text:tab/><text:tab/>[</text:p>
      <text:p text:style-name="P16"><text:tab/><text:tab/><text:tab/><text:tab/><text:tab/>[61.210817, 35.650072],</text:p>
      <text:p text:style-name="P16"><text:tab/><text:tab/><text:tab/><text:tab/><text:tab/>[62.230651, 35.270664]</text:p>
      <text:p text:style-name="P1"><text:s text:c="40"/>[68.135562, 37.023115],</text:p>
      <text:p text:style-name="P1"/>
      <text:p text:style-name="P16"><text:tab/><text:tab/><text:tab/><text:tab/><text:tab/>[68.859446, 37.344336],</text:p>
      <text:p text:style-name="P16"><text:s text:c="40"/>[60.52843, 33.676446],</text:p>
      <text:p text:style-name="P16"><text:tab/><text:tab/><text:tab/><text:tab/><text:tab/>[60.803193, 34.404102],</text:p>
      <text:p text:style-name="P16"><text:tab/><text:tab/><text:tab/><text:tab/><text:tab/>[61.210817, 35.650072]</text:p>
      <text:p text:style-name="P16"><text:tab/><text:tab/><text:tab/><text:tab/>]</text:p>
      <text:p text:style-name="P16"><text:tab/><text:tab/><text:tab/>]</text:p>
      <text:p text:style-name="P16"><text:tab/><text:tab/>},</text:p>
      <text:p text:style-name="P17">If data is not in this format Chart will be not loaded.</text:p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41:08.624294483</meta:creation-date>
    <dc:date>2017-04-01T15:50:17.059028812</dc:date>
    <meta:editing-duration>PT7M2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116" meta:character-count="1224" meta:non-whitespace-character-count="968"/>
  </office:meta>
</office:document-meta>
</file>